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F0000010C7DF78F55CF3A4D93.png" manifest:media-type="image/png"/>
  <manifest:file-entry manifest:full-path="Pictures/10000001000003B800000342E80597BC91E879DB.png" manifest:media-type="image/png"/>
  <manifest:file-entry manifest:full-path="Pictures/10000001000003E30000009C01F4E477A0F7A988.png" manifest:media-type="image/png"/>
  <manifest:file-entry manifest:full-path="Pictures/10000001000003F000000097042243E16F88C257.png" manifest:media-type="image/png"/>
  <manifest:file-entry manifest:full-path="Pictures/100000010000030D000000DDF2EB7B149BB1B385.png" manifest:media-type="image/png"/>
  <manifest:file-entry manifest:full-path="Pictures/1000000100000276000000558A238D27BA802C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8623" officeooo:paragraph-rsid="00058623"/>
    </style:style>
    <style:style style:name="P2" style:family="paragraph" style:parent-style-name="Standard">
      <style:paragraph-properties fo:break-before="page"/>
      <style:text-properties officeooo:rsid="00058623" officeooo:paragraph-rsid="000586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307cm" svg:y="1.415cm" svg:width="17cm" svg:height="4.912cm" draw:z-index="0"><draw:image xlink:href="Pictures/100000010000039F0000010C7DF78F55CF3A4D93.png" xlink:type="simple" xlink:show="embed" xlink:actuate="onLoad" draw:mime-type="image/png"/></draw:frame><draw:frame draw:style-name="fr1" draw:name="Imagen2" text:anchor-type="char" svg:x="0.284cm" svg:y="7.818cm" svg:width="17cm" svg:height="14.893cm" draw:z-index="1"><draw:image xlink:href="Pictures/10000001000003B800000342E80597BC91E879DB.png" xlink:type="simple" xlink:show="embed" xlink:actuate="onLoad" draw:mime-type="image/png"/></draw:frame><text:tab/>1.</text:p>
      <text:p text:style-name="P1"/>
      <text:p text:style-name="P1"/>
      <text:p text:style-name="P1"><text:tab/>2.</text:p>
      <text:p text:style-name="P2"><draw:frame draw:style-name="fr1" draw:name="Imagen3" text:anchor-type="char" svg:x="-0.277cm" svg:y="1.72cm" svg:width="17cm" svg:height="2.663cm" draw:z-index="2"><draw:image xlink:href="Pictures/10000001000003E30000009C01F4E477A0F7A988.png" xlink:type="simple" xlink:show="embed" xlink:actuate="onLoad" draw:mime-type="image/png"/></draw:frame><draw:frame draw:style-name="fr1" draw:name="Imagen4" text:anchor-type="char" svg:x="-0.249cm" svg:y="7.17cm" svg:width="17cm" svg:height="2.545cm" draw:z-index="3"><draw:image xlink:href="Pictures/10000001000003F000000097042243E16F88C257.png" xlink:type="simple" xlink:show="embed" xlink:actuate="onLoad" draw:mime-type="image/png"/></draw:frame>3</text:p>
      <text:p text:style-name="P1"/>
      <text:p text:style-name="P1"/>
      <text:p text:style-name="P1"/>
      <text:p text:style-name="P1"/>
      <text:p text:style-name="P1"/>
      <text:p text:style-name="P1">4</text:p>
      <text:p text:style-name="P1"/>
      <text:p text:style-name="P1"/>
      <text:p text:style-name="P1"><draw:frame draw:style-name="fr1" draw:name="Imagen5" text:anchor-type="char" svg:x="-0.425cm" svg:y="1.695cm" svg:width="17cm" svg:height="4.81cm" draw:z-index="4"><draw:image xlink:href="Pictures/100000010000030D000000DDF2EB7B149BB1B385.png" xlink:type="simple" xlink:show="embed" xlink:actuate="onLoad" draw:mime-type="image/png"/></draw:frame>5</text:p>
      <text:p text:style-name="P1"/>
      <text:p text:style-name="P1"/>
      <text:p text:style-name="P1"/>
      <text:p text:style-name="P1"><draw:frame draw:style-name="fr1" draw:name="Imagen6" text:anchor-type="char" svg:x="-0.476cm" svg:y="1.621cm" svg:width="16.671cm" svg:height="2.249cm" draw:z-index="5"><draw:image xlink:href="Pictures/1000000100000276000000558A238D27BA802C37.png" xlink:type="simple" xlink:show="embed" xlink:actuate="onLoad" draw:mime-type="image/png"/></draw:frame>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6:49:56.485000000</meta:creation-date>
    <dc:date>2023-03-07T16:56:05.267000000</dc:date>
    <meta:editing-duration>PT1M2S</meta:editing-duration>
    <meta:editing-cycles>1</meta:editing-cycles>
    <meta:document-statistic meta:table-count="0" meta:image-count="6" meta:object-count="0" meta:page-count="2" meta:paragraph-count="6" meta:word-count="6" meta:character-count="10" meta:non-whitespace-character-count="8"/>
    <meta:generator>LibreOffice/7.3.0.3$Windows_X86_64 LibreOffice_project/0f246aa12d0eee4a0f7adcefbf7c878fc2238db3</meta:generator>
  </office:meta>
</office:document-meta>
</file>